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3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/>
          <table:table-cell table:style-name="ce22" office:value-type="string" calcext:value-type="string">
            <text:p>CL05A475MP5NRN</text:p>
          </table:table-cell>
          <table:table-cell table:style-name="ce22" table:number-columns-repeated="1002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office:value-type="string" calcext:value-type="string">
            <text:p>1.88@3.3V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2" calcext:value-type="percentage">
            <text:p>2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2" calcext:value-type="percentage">
            <text:p>2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and X5R are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2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2MHz (Ctot, nF)" calcext:value-type="string">
            <text:p>Lowest Capacitance @ 0.02MHz (Ctot, nF)</text:p>
          </table:table-cell>
          <table:table-cell/>
          <table:table-cell table:style-name="ce21" table:formula="of:=1000000 / (2 * PI() * [.B11] * [.C10])" office:value-type="float" office:value="147365.688048051" calcext:value-type="float">
            <text:p>147365.68804805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2456.09480080085" calcext:value-type="float">
            <text:p>2456.09480080085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225125" calcext:value-type="float">
            <text:p>0.01225125</text:p>
          </table:table-cell>
          <table:table-cell table:style-name="ce2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3.7125" calcext:value-type="float">
            <text:p>3.7125</text:p>
          </table:table-cell>
          <table:table-cell table:style-name="ce2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14.85" calcext:value-type="float">
            <text:p>14.85</text:p>
          </table:table-cell>
          <table:table-cell table:style-name="ce2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default-cell-style-name="ce26"/>
        <table:table-column table:style-name="co2" table:default-cell-style-name="ce35"/>
        <table:table-column table:style-name="co2" table:number-columns-repeated="1013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/>
          <table:table-cell table:style-name="ce19" office:value-type="string" calcext:value-type="string">
            <text:p>P Efficiency (Normal / Suspend)</text:p>
          </table:table-cell>
          <table:table-cell table:style-name="ce19" table:number-columns-repeated="2"/>
          <table:table-cell table:style-name="ce19" office:value-type="string" calcext:value-type="string">
            <text:p>I Factor (Normal / Suspend)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13" office:value-type="float" office:value="4.2" calcext:value-type="float">
            <text:p>4.200</text:p>
          </table:table-cell>
          <table:table-cell table:style-name="ce13" office:value-type="float" office:value="5" calcext:value-type="float">
            <text:p>5.000</text:p>
          </table:table-cell>
          <table:table-cell table:style-name="ce13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5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13" table:formula="of:=[.D3] * 0.95" office:value-type="float" office:value="3.42" calcext:value-type="float">
            <text:p>3.420</text:p>
          </table:table-cell>
          <table:table-cell table:style-name="ce13" table:formula="of:=3.6" office:value-type="float" office:value="3.6" calcext:value-type="float">
            <text:p>3.600</text:p>
          </table:table-cell>
          <table:table-cell table:style-name="ce13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5" table:formula="of:=[.$G2]" office:value-type="float" office:value="1" calcext:value-type="float">
            <text:p>1.00</text:p>
          </table:table-cell>
          <table:table-cell table:style-name="ce35" table:formula="of:=[.$H2]" office:value-type="float" office:value="1" calcext:value-type="float">
            <text:p>1.00</text:p>
          </table:table-cell>
          <table:table-cell/>
          <table:table-cell table:style-name="ce35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13" table:formula="of:=[.D4] * 0.95" office:value-type="float" office:value="3.135" calcext:value-type="float">
            <text:p>3.135</text:p>
          </table:table-cell>
          <table:table-cell table:style-name="ce13" table:formula="of:=3.3" office:value-type="float" office:value="3.3" calcext:value-type="float">
            <text:p>3.300</text:p>
          </table:table-cell>
          <table:table-cell table:style-name="ce13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5" office:value-type="float" office:value="0.9" calcext:value-type="float">
            <text:p>0.90</text:p>
          </table:table-cell>
          <table:table-cell table:style-name="ce35" office:value-type="float" office:value="0.8" calcext:value-type="float">
            <text:p>0.80</text:p>
          </table:table-cell>
          <table:table-cell/>
          <table:table-cell table:style-name="ce35" table:formula="of:=[.$E$4] / [.$G4] / [.$C$2]" office:value-type="float" office:value="0.916666666666667" calcext:value-type="float">
            <text:p>0.92</text:p>
          </table:table-cell>
          <table:table-cell table:formula="of:=[.$E$4] / [.$H4] / [.$C$2]" office:value-type="float" office:value="1.03125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13" table:formula="of:=[.D5] * 0.95" office:value-type="float" office:value="2.66" calcext:value-type="float">
            <text:p>2.660</text:p>
          </table:table-cell>
          <table:table-cell table:style-name="ce13" office:value-type="float" office:value="2.8" calcext:value-type="float">
            <text:p>2.800</text:p>
          </table:table-cell>
          <table:table-cell table:style-name="ce13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5" table:formula="of:=[.$G4]" office:value-type="float" office:value="0.9" calcext:value-type="float">
            <text:p>0.90</text:p>
          </table:table-cell>
          <table:table-cell table:style-name="ce35" table:formula="of:=[.$H4]" office:value-type="float" office:value="0.8" calcext:value-type="float">
            <text:p>0.80</text:p>
          </table:table-cell>
          <table:table-cell/>
          <table:table-cell table:style-name="ce35" table:formula="of:=[.J4]" office:value-type="float" office:value="0.916666666666667" calcext:value-type="float">
            <text:p>0.92</text:p>
          </table:table-cell>
          <table:table-cell table:formula="of:=[.K4]" office:value-type="float" office:value="1.03125" calcext:value-type="float">
            <text:p>1.03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23"/>
          <table:table-cell table:style-name="ce19"/>
          <table:table-cell table:style-name="ce19" office:value-type="string" calcext:value-type="string">
            <text:p>mA (seen by regulator)</text:p>
          </table:table-cell>
          <table:table-cell table:style-name="ce23"/>
          <table:table-cell table:style-name="ce19" office:value-type="string" calcext:value-type="string">
            <text:p>mA (seen by USB)</text:p>
          </table:table-cell>
          <table:table-cell table:style-name="ce23"/>
          <table:table-cell table:style-name="ce19" office:value-type="string" calcext:value-type="string">
            <text:p>Pre-Enumeration ?</text:p>
          </table:table-cell>
          <table:table-cell table:style-name="ce19"/>
          <table:table-cell table:style-name="ce19" office:value-type="string" calcext:value-type="string">
            <text:p>USB Suspend ?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" office:value-type="float" office:value="0.1" calcext:value-type="float">
            <text:p>0.10</text:p>
          </table:table-cell>
          <table:table-cell/>
          <table:table-cell table:formula="of:=[.$D9] * [.$J$2]" office:value-type="float" office:value="0.1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6969696969697" calcext:value-type="percentage">
            <text:p>96.97%</text:p>
          </table:table-cell>
          <table:table-cell table:formula="of:=[.$D9] * [.$J9]" office:value-type="float" office:value="0.096969696969697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0] * [.$J$4]" office:value-type="float" office:value="0.10083333333333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4] / [.$K$4]" office:value-type="percentage" office:value="0.888888888888889" calcext:value-type="percentage">
            <text:p>88.89%</text:p>
          </table:table-cell>
          <table:table-cell table:formula="of:=[.$D10] * [.$J10]" office:value-type="float" office:value="0.0977777777777778" calcext:value-type="float">
            <text:p>0.10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" office:value-type="float" office:value="0.108" calcext:value-type="float">
            <text:p>0.11</text:p>
          </table:table-cell>
          <table:table-cell/>
          <table:table-cell table:formula="of:=[.$D11] * [.$J$2]" office:value-type="float" office:value="0.108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6969696969697" calcext:value-type="percentage">
            <text:p>96.97%</text:p>
          </table:table-cell>
          <table:table-cell table:formula="of:=[.$D11] * [.$J11]" office:value-type="float" office:value="0.104727272727273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2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2] - 0.014) / [.$D12]) * [.$J$2] / [.$K$4]" office:value-type="percentage" office:value="0.885375494071146" calcext:value-type="percentage">
            <text:p>88.54%</text:p>
          </table:table-cell>
          <table:table-cell table:formula="of:=[.$D12] * [.$J12]" office:value-type="float" office:value="0.142545454545455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3.3 * 1.05 / ((88700 + 19600) * 0.97)" office:value-type="float" office:value="0.032983979210098" calcext:value-type="float">
            <text:p>0.03</text:p>
          </table:table-cell>
          <table:table-cell/>
          <table:table-cell table:formula="of:=[.$D13] * [.$J$2]" office:value-type="float" office:value="0.032983979210098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6969696969697" calcext:value-type="percentage">
            <text:p>96.97%</text:p>
          </table:table-cell>
          <table:table-cell table:formula="of:=[.$D13] * [.$J13]" office:value-type="float" office:value="0.0319844646885798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6] * [.$J$3]" office:value-type="float" office:value="2" calcext:value-type="float">
            <text:p>2.00</text:p>
          </table:table-cell>
          <table:table-cell/>
          <table:table-cell table:formula="of:=0.2 / [.$D16]" office:value-type="percentage" office:value="0.1" calcext:value-type="percentage">
            <text:p>10.00%</text:p>
          </table:table-cell>
          <table:table-cell/>
          <table:table-cell table:formula="of:=0.2 / [.$D16] * [.$J$2] / [.$K$4]" office:value-type="percentage" office:value="0.096969696969697" calcext:value-type="percentage">
            <text:p>9.70%</text:p>
          </table:table-cell>
          <table:table-cell table:formula="of:=[.$D16] * [.$J16]" office:value-type="float" office:value="0.193939393939394" calcext:value-type="float">
            <text:p>0.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7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7] * [.$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8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19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0] * [.$J$4]" office:value-type="float" office:value="0.0779166666666667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4] * [.$J$4]" office:value-type="float" office:value="77.6838333333333" calcext:value-type="float">
            <text:p>77.6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4]" office:value-type="percentage" office:value="0.00752837892053902" calcext:value-type="percentage">
            <text:p>0.75%</text:p>
          </table:table-cell>
          <table:table-cell table:formula="of:=[.$D24] * [.$J24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5] * [.$J$4]" office:value-type="float" office:value="0.201666666666667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5] * [.$J25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6] * [.$J$4]" office:value-type="float" office:value="23.8333333333333" calcext:value-type="float">
            <text:p>23.8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6] * [.$J26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8333333333333" calcext:value-type="float">
            <text:p>23.8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8] * [.$J$4]" office:value-type="float" office:value="1.83333333333333" calcext:value-type="float">
            <text:p>1.8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29] * [.$J$4]" office:value-type="float" office:value="9.16666666666666" calcext:value-type="float">
            <text:p>9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0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1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2] * [.$J$4]" office:value-type="float" office:value="7.05899198167239" calcext:value-type="float">
            <text:p>7.0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3] * [.$J$4]" office:value-type="float" office:value="210.526315789474" calcext:value-type="float">
            <text:p>210.5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4] * [.$J$4]" office:value-type="float" office:value="0.055" calcext:value-type="float">
            <text:p>0.0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4] * [.$J34]" office:value-type="float" office:value="0.06" calcext:value-type="float">
            <text:p>0.06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7] * [.$J$2]" office:value-type="float" office:value="3" calcext:value-type="float">
            <text:p>3.00</text:p>
          </table:table-cell>
          <table:table-cell/>
          <table:table-cell table:formula="of:=0.001 / [.$D37]" office:value-type="percentage" office:value="0.000333333333333333" calcext:value-type="percentage">
            <text:p>0.03%</text:p>
          </table:table-cell>
          <table:table-cell/>
          <table:table-cell table:formula="of:=[.$H37] * [.$J$2] / [.$K$4]" office:value-type="percentage" office:value="0.000323232323232323" calcext:value-type="percentage">
            <text:p>0.03%</text:p>
          </table:table-cell>
          <table:table-cell table:formula="of:=[.$D37] * [.$J37]" office:value-type="float" office:value="0.00096969696969697" calcext:value-type="float">
            <text:p>0.00</text:p>
          </table:table-cell>
          <table:table-cell/>
          <table:table-cell table:style-name="ce2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8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8] * [.$J38]" office:value-type="float" office:value="0" calcext:value-type="float">
            <text:p>0.00</text:p>
          </table:table-cell>
          <table:table-cell/>
          <table:table-cell table:style-name="ce20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2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1] * [.$J$5]" office:value-type="float" office:value="1.83333333333333" calcext:value-type="float">
            <text:p>1.8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1] * [.$K$5] / [.$K$4]" office:value-type="percentage" office:value="0.0145" calcext:value-type="percentage">
            <text:p>1.45%</text:p>
          </table:table-cell>
          <table:table-cell table:formula="of:=[.$D41] * [.$J41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2] * [.$J$5]" office:value-type="float" office:value="127.455959273183" calcext:value-type="float">
            <text:p>127.4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2] * [.$K$5] / [.$K$4]" office:value-type="percentage" office:value="0.000122264454500184" calcext:value-type="percentage">
            <text:p>0.01%</text:p>
          </table:table-cell>
          <table:table-cell table:formula="of:=[.$D42] * [.$J42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3] * [.$J$5]" office:value-type="float" office:value="4.62" calcext:value-type="float">
            <text:p>4.6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3] * [.$K$5] / [.$K$4]" office:value-type="percentage" office:value="0.0416666666666667" calcext:value-type="percentage">
            <text:p>4.17%</text:p>
          </table:table-cell>
          <table:table-cell table:formula="of:=[.$D43] * [.$J43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4] * [.$J$5]" office:value-type="float" office:value="0.319916666666667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table:formula="of:=(0.001 * 4 + 0.0005) / [.$D44] * [.$K$5] / [.$K$4]" office:value-type="percentage" office:value="0.0128939828080229" calcext:value-type="percentage">
            <text:p>1.29%</text:p>
          </table:table-cell>
          <table:table-cell table:formula="of:=[.$D44] * [.$J44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5] * [.$J$4]" office:value-type="float" office:value="0.458333333333333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5] * [.$J45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8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1"/>
          <table:table-cell office:value-type="percentage" office:value="1" calcext:value-type="percentage">
            <text:p>100.00%</text:p>
          </table:table-cell>
          <table:table-cell table:formula="of:=[.$D48] * [.$J4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49] * [.$J$4]" office:value-type="float" office:value="19.25" calcext:value-type="float">
            <text:p>19.25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2 * 0.03) / [.$D49]" office:value-type="percentage" office:value="0.00285714285714286" calcext:value-type="percentage">
            <text:p>0.29%</text:p>
          </table:table-cell>
          <table:table-cell table:formula="of:=[.$D49] * [.$J49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0] * [.$J$4]" office:value-type="float" office:value="73.3333333333333" calcext:value-type="float">
            <text:p>73.33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office:value-type="percentage" office:value="0" calcext:value-type="percentage">
            <text:p>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2] * [.$J$4]" office:value-type="float" office:value="24.1101666666667" calcext:value-type="float">
            <text:p>24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1"/>
          <table:table-cell table:formula="of:=(0.001 * 10 + 0.0033) / [.$D52]" office:value-type="percentage" office:value="0.000505664968443464" calcext:value-type="percentage">
            <text:p>0.05%</text:p>
          </table:table-cell>
          <table:table-cell table:formula="of:=[.$D52] * [.$J52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8:.D53])" office:value-type="float" office:value="-990.417002845374" calcext:value-type="float">
            <text:p>-990.42</text:p>
          </table:table-cell>
          <table:table-cell table:style-name="ce45" table:formula="of:=[.D54] / 500" office:value-type="percentage" office:value="-1.98083400569075" calcext:value-type="percentage">
            <text:p>-198.08%</text:p>
          </table:table-cell>
          <table:table-cell table:style-name="ce36" table:formula="of:=500 - SUM([.F8:.F53])" office:value-type="float" office:value="-935.348614932254" calcext:value-type="float">
            <text:p>-935.35</text:p>
          </table:table-cell>
          <table:table-cell table:style-name="ce45" table:formula="of:=[.F54] / 500" office:value-type="percentage" office:value="-1.87069722986451" calcext:value-type="percentage">
            <text:p>-187.07%</text:p>
          </table:table-cell>
          <table:table-cell table:style-name="ce36" table:formula="of:=100 - SUMPRODUCT([.F8:.F53]; [.H8:.H53])" office:value-type="float" office:value="14.1240993541233" calcext:value-type="float">
            <text:p>14.12</text:p>
          </table:table-cell>
          <table:table-cell table:style-name="ce36"/>
          <table:table-cell table:style-name="ce36" table:formula="of:=2.5 - (SUMPRODUCT([.D8:.D53]; [.J8:.J53]) * [.$K$4])" office:value-type="float" office:value="0.00363893745656885" calcext:value-type="float">
            <text:p>0.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1.5A Budget Remaining</text:p>
          </table:table-cell>
          <table:table-cell table:number-columns-repeated="2"/>
          <table:table-cell table:style-name="ce36" table:formula="of:=1500 - SUM([.D8:.D53])" office:value-type="float" office:value="9.58299715462567" calcext:value-type="float">
            <text:p>9.58</text:p>
          </table:table-cell>
          <table:table-cell table:style-name="ce45" table:formula="of:=[.D55] / 1500" office:value-type="percentage" office:value="0.00638866476975045" calcext:value-type="percentage">
            <text:p>0.64%</text:p>
          </table:table-cell>
          <table:table-cell table:style-name="ce36" table:formula="of:=1500 - SUM([.F8:.F53])" office:value-type="float" office:value="64.6513850677461" calcext:value-type="float">
            <text:p>64.65</text:p>
          </table:table-cell>
          <table:table-cell table:style-name="ce45" table:formula="of:=[.F55] / 1500" office:value-type="percentage" office:value="0.0431009233784974" calcext:value-type="percentage">
            <text:p>4.31%</text:p>
          </table:table-cell>
          <table:table-cell table:style-name="ce45" table:formula="of:=[.H54] / 100" office:value-type="percentage" office:value="0.141240993541233" calcext:value-type="percentage">
            <text:p>14.12%</text:p>
          </table:table-cell>
          <table:table-cell table:style-name="ce36"/>
          <table:table-cell table:style-name="ce45" table:formula="of:=[.J54] / 2.5" office:value-type="percentage" office:value="0.00145557498262754" calcext:value-type="percentage">
            <text:p>0.15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2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2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 table:number-columns-repeated="3"/>
          <table:table-cell table:style-name="ce42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35 - (0.06 * 0.5)" office:value-type="float" office:value="4.32" calcext:value-type="float">
            <text:p>4.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9545605" calcext:value-type="float">
            <text:p>1.9545605</text:p>
          </table:table-cell>
          <table:table-cell table:style-name="ce21" table:formula="of:=[.$D$2] - 0.001 * [.E17] * [.D7]" office:value-type="float" office:value="2.68094166666667" calcext:value-type="float">
            <text:p>2.68094166666667</text:p>
          </table:table-cell>
          <table:table-cell table:style-name="ce2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34" calcext:value-type="percentage">
            <text:p>-3.4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35.6420726708332" calcext:value-type="float">
            <text:p>35.6420726708332</text:p>
          </table:table-cell>
          <table:table-cell table:style-name="ce2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1" table:formula="of:=1000 * ([.D19] - [.$E$3]) / [.D20]" office:value-type="float" office:value="302.224371373308" calcext:value-type="float">
            <text:p>302.224371373308</text:p>
          </table:table-cell>
          <table:table-cell table:style-name="ce2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6252751" calcext:value-type="float">
            <text:p>2.6252751</text:p>
          </table:table-cell>
          <table:table-cell table:style-name="ce21" table:formula="of:=[.$D$2] - 0.001 * [.E38] * [.D28]" office:value-type="float" office:value="3.338505" calcext:value-type="float">
            <text:p>3.338505</text:p>
          </table:table-cell>
          <table:table-cell table:style-name="ce2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3" calcext:value-type="percentage">
            <text:p>-2.3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40.1082258265" calcext:value-type="float">
            <text:p>40.1082258265</text:p>
          </table:table-cell>
          <table:table-cell table:style-name="ce21" table:formula="of:=1000 * (([.D29] - [.D31]) * (0.001 * [.E35]) + [.D29] * (0.000001 * ([.E36] + [.E37])))" office:value-type="float" office:value="78.0881625750001" calcext:value-type="float">
            <text:p>78.0881625750001</text:p>
          </table:table-cell>
          <table:table-cell table:style-name="ce2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1" table:formula="of:=1000 * ([.D40] - [.$E$3]) / [.D41]" office:value-type="float" office:value="302.224371373308" calcext:value-type="float">
            <text:p>302.224371373308</text:p>
          </table:table-cell>
          <table:table-cell table:style-name="ce2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19" office:value-type="string" calcext:value-type="string">
            <text:p>+2.8V LDO (TPS7A202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32" calcext:value-type="float">
            <text:p>4.32</text:p>
          </table:table-cell>
          <table:table-cell table:style-name="ce21" table:formula="of:=[.$D$2] - 0.001 * [.E59] * [.D49]" office:value-type="float" office:value="5" calcext:value-type="float">
            <text:p>5</text:p>
          </table:table-cell>
          <table:table-cell table:style-name="ce2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240" calcext:value-type="float">
            <text:p>240</text:p>
          </table:table-cell>
          <table:table-cell table:style-name="ce21" table:formula="of:=[.E61] * 0.9" office:value-type="float" office:value="270" calcext:value-type="float">
            <text:p>27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452.1048" calcext:value-type="float">
            <text:p>452.1048</text:p>
          </table:table-cell>
          <table:table-cell table:style-name="ce2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1" table:formula="of:=1000 * ([.D61] - [.$E$3]) / [.D62]" office:value-type="float" office:value="1063.82978723404" calcext:value-type="float">
            <text:p>1063.82978723404</text:p>
          </table:table-cell>
          <table:table-cell table:style-name="ce2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32" calcext:value-type="float">
            <text:p>4.32</text:p>
          </table:table-cell>
          <table:table-cell table:style-name="ce21" table:formula="of:=[.$D$2] - 0.001 * [.E80] * [.D70]" office:value-type="float" office:value="5" calcext:value-type="float">
            <text:p>5</text:p>
          </table:table-cell>
          <table:table-cell table:style-name="ce2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302.015" calcext:value-type="float">
            <text:p>302.01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1" table:formula="of:=1000 * POWER(0.001 * [.E80]; 2) * [.D70]" office:value-type="float" office:value="0" calcext:value-type="float">
            <text:p>0</text:p>
          </table:table-cell>
          <table:table-cell table:style-name="ce2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299.8548" calcext:value-type="float">
            <text:p>299.8548</text:p>
          </table:table-cell>
          <table:table-cell table:style-name="ce21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1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1" table:formula="of:=1000 * ([.D82] - [.$E$3]) / [.D83]" office:value-type="float" office:value="302.224371373308" calcext:value-type="float">
            <text:p>302.224371373308</text:p>
          </table:table-cell>
          <table:table-cell table:style-name="ce2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32" calcext:value-type="float">
            <text:p>4.32</text:p>
          </table:table-cell>
          <table:table-cell table:style-name="ce21" table:formula="of:=[.$D$2] - 0.001 * [.E101] * [.D91]" office:value-type="float" office:value="5" calcext:value-type="float">
            <text:p>5</text:p>
          </table:table-cell>
          <table:table-cell table:style-name="ce2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98] * 2000 / 300" office:value-type="float" office:value="200" calcext:value-type="float">
            <text:p>200</text:p>
          </table:table-cell>
          <table:table-cell table:style-name="ce20" table:formula="of:=[.D98] * 2000 / 300" office:value-type="float" office:value="266.666666666667" calcext:value-type="float">
            <text:p>266.666666666667</text:p>
          </table:table-cell>
          <table:table-cell table:style-name="ce20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98] + 0.001 * ([.C99] + [.C100])" office:value-type="float" office:value="30.215" calcext:value-type="float">
            <text:p>30.215</text:p>
          </table:table-cell>
          <table:table-cell table:style-name="ce20" table:formula="of:=[.D98] + 0.001 * ([.D99] + [.D100])" office:value-type="float" office:value="40.2816666666667" calcext:value-type="float">
            <text:p>40.2816666666667</text:p>
          </table:table-cell>
          <table:table-cell table:style-name="ce20" table:formula="of:=[.E98] + 0.001 * ([.E99] + [.E100])" office:value-type="float" office:value="88.6016666666667" calcext:value-type="float">
            <text:p>88.60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03] * 0.8" office:value-type="float" office:value="100" calcext:value-type="float">
            <text:p>100</text:p>
          </table:table-cell>
          <table:table-cell table:style-name="ce21" table:formula="of:=[.E103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04] * 1.1" office:value-type="float" office:value="206.8" calcext:value-type="float">
            <text:p>206.8</text:p>
          </table:table-cell>
          <table:table-cell table:style-name="ce21" table:formula="of:=[.C104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1" table:formula="of:=1000 * POWER(0.001 * [.E101]; 2) * [.D91]" office:value-type="float" office:value="0" calcext:value-type="float">
            <text:p>0</text:p>
          </table:table-cell>
          <table:table-cell table:style-name="ce2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92] - [.E94]) * (0.001 * [.E98]) + [.C92] * (0.000001 * ([.E99] + [.E100])))" office:value-type="float" office:value="61.2072" calcext:value-type="float">
            <text:p>61.2072</text:p>
          </table:table-cell>
          <table:table-cell table:style-name="ce2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1"/>
          <table:table-cell table:style-name="ce21" table:formula="of:=IF([.E107] &gt; [.C108]; CONCATENATE(&quot;TOO HIGH !  MAXIMUM POWER DISSIPATION OF &quot;; [.C108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1" table:formula="of:=1000 * ([.D103] - [.$E$3]) / [.D104]" office:value-type="float" office:value="302.224371373308" calcext:value-type="float">
            <text:p>302.224371373308</text:p>
          </table:table-cell>
          <table:table-cell table:style-name="ce2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4.0V LDO (TPS7A2040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32" calcext:value-type="float">
            <text:p>4.32</text:p>
          </table:table-cell>
          <table:table-cell table:style-name="ce21" table:formula="of:=[.$D$2] - 0.001 * [.E122] * [.D112]" office:value-type="float" office:value="5" calcext:value-type="float">
            <text:p>5</text:p>
          </table:table-cell>
          <table:table-cell table:style-name="ce21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1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19] * 2000 / 300" office:value-type="float" office:value="200" calcext:value-type="float">
            <text:p>200</text:p>
          </table:table-cell>
          <table:table-cell table:style-name="ce20" table:formula="of:=[.D119] * 2000 / 300" office:value-type="float" office:value="266.666666666667" calcext:value-type="float">
            <text:p>266.666666666667</text:p>
          </table:table-cell>
          <table:table-cell table:style-name="ce20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19] + 0.001 * ([.C120] + [.C121])" office:value-type="float" office:value="30.215" calcext:value-type="float">
            <text:p>30.215</text:p>
          </table:table-cell>
          <table:table-cell table:style-name="ce20" table:formula="of:=[.D119] + 0.001 * ([.D120] + [.D121])" office:value-type="float" office:value="40.2816666666667" calcext:value-type="float">
            <text:p>40.2816666666667</text:p>
          </table:table-cell>
          <table:table-cell table:style-name="ce20" table:formula="of:=[.E119] + 0.001 * ([.E120] + [.E121])" office:value-type="float" office:value="88.6016666666667" calcext:value-type="float">
            <text:p>88.60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24] * 0.8" office:value-type="float" office:value="100" calcext:value-type="float">
            <text:p>100</text:p>
          </table:table-cell>
          <table:table-cell table:style-name="ce21" table:formula="of:=[.E124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125] * 1.1" office:value-type="float" office:value="206.8" calcext:value-type="float">
            <text:p>206.8</text:p>
          </table:table-cell>
          <table:table-cell table:style-name="ce21" table:formula="of:=[.C125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1" table:formula="of:=1000 * POWER(0.001 * [.E122]; 2) * [.D112]" office:value-type="float" office:value="0" calcext:value-type="float">
            <text:p>0</text:p>
          </table:table-cell>
          <table:table-cell table:style-name="ce21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113] - [.E115]) * (0.001 * [.E119]) + [.C113] * (0.000001 * ([.E120] + [.E121])))" office:value-type="float" office:value="25.4792" calcext:value-type="float">
            <text:p>25.4792</text:p>
          </table:table-cell>
          <table:table-cell table:style-name="ce21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1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1"/>
          <table:table-cell table:style-name="ce21" table:formula="of:=IF([.E128] &gt; [.C129]; CONCATENATE(&quot;TOO HIGH !  MAXIMUM POWER DISSIPATION OF &quot;; [.C129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1" table:formula="of:=1000 * ([.D124] - [.$E$3]) / [.D125]" office:value-type="float" office:value="302.224371373308" calcext:value-type="float">
            <text:p>302.224371373308</text:p>
          </table:table-cell>
          <table:table-cell table:style-name="ce21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2" calcext:value-type="float">
            <text:p>1.2</text:p>
          </table:table-cell>
          <table:table-cell table:style-name="ce2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44" calcext:value-type="float">
            <text:p>1.44</text:p>
          </table:table-cell>
          <table:table-cell table:style-name="ce2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92.1" calcext:value-type="float">
            <text:p>92.1</text:p>
          </table:table-cell>
          <table:table-cell table:style-name="ce2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8482.41" calcext:value-type="float">
            <text:p>8482.41</text:p>
          </table:table-cell>
          <table:table-cell table:style-name="ce2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4:48:31.875663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1-21T20:34:21.509273183</dc:date>
    <dc:creator>Pete Restall</dc:creator>
    <meta:editing-duration>P9DT18H23M26S</meta:editing-duration>
    <meta:editing-cycles>234</meta:editing-cycles>
    <meta:generator>LibreOffice/7.6.4.1$Linux_X86_64 LibreOffice_project/60$Build-1</meta:generator>
    <meta:document-statistic meta:table-count="8" meta:cell-count="1668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